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draw:marker-start-width="0.321cm" draw:marker-end="Arrow" draw:marker-end-width="0.421cm" draw:fill="solid" draw:textarea-vertical-align="middle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3" style:family="graphic" style:parent-style-name="objectwithoutfill">
      <style:graphic-properties svg:stroke-width="0.081cm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fo:min-height="1.147cm"/>
      <style:paragraph-properties style:writing-mode="lr-tb"/>
    </style:style>
    <style:style style:name="gr5" style:family="graphic" style:parent-style-name="standard">
      <style:graphic-properties draw:stroke="dash" draw:stroke-dash="Double_20_Dash" svg:stroke-width="0.053cm" svg:stroke-color="#000000" draw:marker-start-width="0.279cm" draw:marker-end-width="0.279cm" draw:fill="none" draw:fill-color="#ffffff" fo:min-height="1.274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draw:stroke="dash" draw:stroke-dash="Long_20_Dash" svg:stroke-color="#000000" draw:fill="none" draw:fill-color="#ffffff" fo:min-height="1.401cm"/>
      <style:paragraph-properties style:writing-mode="lr-tb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143cm" svg:y1="4.683cm" svg:x2="18.907cm" svg:y2="4.556cm">
          <text:p/>
        </draw:line>
        <draw:frame draw:style-name="gr2" draw:text-style-name="P2" draw:layer="layout" svg:width="16.002cm" svg:height="1.673cm" svg:x="2.27cm" svg:y="3.01cm">
          <draw:text-box>
            <text:p>Browser sends HTTP POST request to server address /new_note with user input</text:p>
          </draw:text-box>
        </draw:frame>
        <draw:line draw:style-name="gr3" draw:text-style-name="P1" draw:layer="layout" svg:x1="18.272cm" svg:y1="8.239cm" svg:x2="2.143cm" svg:y2="8.239cm">
          <text:p/>
        </draw:line>
        <draw:frame draw:style-name="gr4" draw:text-style-name="P2" draw:layer="layout" svg:width="16.256cm" svg:height="2.384cm" svg:x="2.143cm" svg:y="5.699cm">
          <draw:text-box>
            <text:p>Server responds with 302 status (URL redirect to header Location:) asking the browser to perform new GET request to /notes</text:p>
          </draw:text-box>
        </draw:frame>
        <draw:frame draw:style-name="gr5" draw:text-style-name="P2" draw:layer="layout" svg:width="16.764cm" svg:height="4.569cm" svg:x="2.27cm" svg:y="13.372cm">
          <draw:text-box>
            <text:p>Browser reloads /notes, which causes 3 more HTTP requests: fetch main.css, main.js, and data.json. Data is fetched and rendered from the data.json file (which now had the new note added to it). <text:s/>The new note is visible on page, but not saved to a database so any new notes will disappear when service is restarted</text:p>
          </draw:text-box>
        </draw:frame>
        <draw:frame draw:style-name="gr6" draw:text-style-name="P2" xml:id="id1" draw:id="id1" draw:layer="layout" svg:width="16.764cm" svg:height="2.384cm" svg:x="2.27cm" svg:y="9.636cm">
          <draw:text-box>
            <text:p>Meanwhile, code on the server tells it to push the newly created user input object into the notes array before redirecting</text:p>
          </draw:text-box>
        </draw:frame>
        <draw:connector draw:style-name="gr7" draw:text-style-name="P1" draw:layer="layout" svg:x1="2.524cm" svg:y1="8.309cm" svg:x2="10.652cm" svg:y2="9.636cm" draw:end-shape="id1" svg:d="M2524 8309v413h8128v914" svg:viewBox="0 0 8129 1328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2T20:17:37.324014530</meta:creation-date>
    <dc:date>2020-05-02T21:25:16.410805250</dc:date>
    <meta:editing-duration>PT7M15S</meta:editing-duration>
    <meta:editing-cycles>1</meta:editing-cycles>
    <meta:document-statistic meta:object-count="7"/>
    <meta:generator>LibreOffice/6.4.2.2$Linux_X86_64 LibreOffice_project/40$Build-2</meta:generator>
  </office:meta>
</office:document-meta>
</file>